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b645c"/>
    </style:style>
    <style:style style:name="P2" style:family="paragraph" style:parent-style-name="Standard">
      <style:text-properties officeooo:paragraph-rsid="002b645c" fo:background-color="#ffff00"/>
    </style:style>
    <style:style style:name="P3" style:family="paragraph" style:parent-style-name="Standard">
      <style:text-properties officeooo:paragraph-rsid="002b645c"/>
    </style:style>
    <style:style style:name="P4" style:family="paragraph" style:parent-style-name="Standard">
      <style:text-properties officeooo:paragraph-rsid="002cbc9b"/>
    </style:style>
    <style:style style:name="P5" style:family="paragraph" style:parent-style-name="Standard">
      <style:text-properties officeooo:rsid="002cbc9b" officeooo:paragraph-rsid="002cbc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Qué se recomienda para prevenir la fatiga visual en un taller de microinformática?</text:p>
      <text:p text:style-name="P1">a) Monitores de baja resolución</text:p>
      <text:p text:style-name="P1">b) Iluminación intensa directa sobre la pantalla</text:p>
      <text:p text:style-name="P2">c) Tomar descansos cortos cada hora</text:p>
      <text:p text:style-name="P1">d) Sin restricciones en las condiciones visuales</text:p>
      <text:p text:style-name="P1">https://www.clinicasnovovision.com/agudeza-visual-2/prevenir-la-fatiga-ocular/</text:p>
      <text:p text:style-name="P1"/>
      <text:p text:style-name="P1">¿Cuál es la posición ergonómicamente correcta para los pies al estar sentado en un espacio de trabajo de microinformática?</text:p>
      <text:p text:style-name="P1">a) Cruzar las piernas</text:p>
      <text:p text:style-name="P2">b) Mantener los pies en el suelo o apoyados en un reposapiés</text:p>
      <text:p text:style-name="P1">c) Colocar los pies sobre la silla</text:p>
      <text:p text:style-name="P1">d) Sin restricciones de posición de los pies</text:p>
      <text:p text:style-name="P1">https://www.riojasalud.es/servicios/prevencion-riesgos-laborales/articulos/posturas-correctas-ante-el-ordenador</text:p>
      <text:p text:style-name="P1"/>
      <text:p text:style-name="P1">¿Qué se recomienda para reducir la exposición a ruidos en un taller de microinformática?</text:p>
      <text:p text:style-name="P1">a) Trabajar en un entorno completamente silencioso</text:p>
      <text:p text:style-name="P2">b) Utilizar auriculares con cancelación de ruido</text:p>
      <text:p text:style-name="P1">c) Mantener la puerta cerrada para bloquear el ruido exterior</text:p>
      <text:p text:style-name="P1">d) Sin restricciones en la exposición al ruido</text:p>
      <text:p text:style-name="P4">https://www.tcl.com/es/es/blog/what-are-noise-cancelling-headphones-and-how-do-they-work/</text:p>
      <text:p text:style-name="P1"/>
      <text:p text:style-name="P1">¿Cuál es la temperatura recomendada para un espacio de trabajo en un taller de microinformática?</text:p>
      <text:p text:style-name="P1">a) Menos de 10 grados Celsius</text:p>
      <text:p text:style-name="P2">b) Entre 20 y 22 grados Celsius</text:p>
      <text:p text:style-name="P1">c) Más de 30 grados Celsius</text:p>
      <text:p text:style-name="P1">d) Sin restricciones de temperatura</text:p>
      <text:p text:style-name="P1"><text:a xlink:type="simple" xlink:href="https://cliatec.com/condiciones-ambientales-para-cpd/" text:style-name="Internet_20_link" text:visited-style-name="Visited_20_Internet_20_Link">https://cliatec.com/condiciones-ambientales-para-cpd/</text:a></text:p>
      <text:p text:style-name="P1"/>
      <text:p text:style-name="P1">¿Qué se recomienda para prevenir la fatiga ocular al trabajar en un taller de microinformática?</text:p>
      <text:p text:style-name="P1">a) Utilizar monitores de tubo de rayos catódicos (CRT)</text:p>
      <text:p text:style-name="P2">b) Ajustar el brillo y contraste de la pantalla</text:p>
      <text:p text:style-name="P1">c) Trabajar en un entorno oscuro</text:p>
      <text:p text:style-name="P1">d) Sin restricciones en las condiciones visuales</text:p>
      <text:p text:style-name="P1"><text:a xlink:type="simple" xlink:href="https://www.unizar.es/actualidad/vernoticia_ng.php?id=75411&amp;idh" text:style-name="Internet_20_link" text:visited-style-name="Visited_20_Internet_20_Link">https://www.unizar.es/actualidad/vernoticia_ng.php?id=75411&amp;idh</text:a>=</text:p>
      <text:p text:style-name="P1"/>
      <text:p text:style-name="P1">¿Cuál es la postura adecuada para evitar problemas musculoesqueléticos al trabajar en un taller de microinformática?</text:p>
      <text:p text:style-name="P1">a) Adoptar posturas estáticas durante largos periodos</text:p>
      <text:p text:style-name="P2">b) Variar las posturas y realizar estiramientos cada cierto tiempo</text:p>
      <text:p text:style-name="P1">c) Mantener la misma posición sin moverse</text:p>
      <text:p text:style-name="P1">d) Sin restricciones en la postura</text:p>
      <text:p text:style-name="P1"><text:a xlink:type="simple" xlink:href="https://saludlaboralydiscapacidad.org/evitar-los-trastornos-musculoesqueleticos/" text:style-name="Internet_20_link" text:visited-style-name="Visited_20_Internet_20_Link">https://saludlaboralydiscapacidad.org/evitar-los-trastornos-musculoesqueleticos/</text:a></text:p>
      <text:p text:style-name="P1">https://elenaguardiola.com/claves-evitar-la-tension-del-cuello-trabajas-delante-ordenador/</text:p>
      <text:p text:style-name="P1"/>
      <text:p text:style-name="P1">¿Qué se recomienda para prevenir la fatiga visual al trabajar en un taller de microinformática?</text:p>
      <text:p text:style-name="P1">a) Utilizar fuentes de luz intensa directa sobre la pantalla</text:p>
      <text:p text:style-name="P2">b) Ajustar la distancia entre los ojos y la pantalla</text:p>
      <text:p text:style-name="P1">c) No tomar descansos visuales</text:p>
      <text:p text:style-name="P1">d) Sin restricciones en las condiciones visuales</text:p>
      <text:p text:style-name="P1">https://www.optogestion.com/consejos-aliviar-la-fatiga-ocular-informatica/</text:p>
      <text:p text:style-name="P1"><text:soft-page-break/></text:p>
      <text:p text:style-name="P1">¿Cuál es la importancia de adoptar pausas activas durante la jornada laboral en un taller de microinformática?</text:p>
      <text:p text:style-name="P1">a) Aumentar la exposición a factores de riesgo ergonómicos</text:p>
      <text:p text:style-name="P2">b) Mejorar la concentración y reducir la fatiga física</text:p>
      <text:p text:style-name="P1">c) Incrementar la velocidad de trabajo</text:p>
      <text:p text:style-name="P1">d) Sin impacto en la salud laboral</text:p>
      <text:p text:style-name="P1"><text:a xlink:type="simple" xlink:href="https://www.uso.es/las-pausas-en-el-trabajo-con-pantallas/" text:style-name="Internet_20_link" text:visited-style-name="Visited_20_Internet_20_Link">https://www.uso.es/las-pausas-en-el-trabajo-con-pantallas/</text:a></text:p>
      <text:p text:style-name="P1"/>
      <text:p text:style-name="P1">¿Qué medida contribuye a reducir la tensión en el cuello al trabajar en un taller de microinformática?</text:p>
      <text:p text:style-name="P2">a) Mantener la pantalla a una altura inferior a la línea de visión</text:p>
      <text:p text:style-name="P1">b) Inclinarse hacia adelante mientras se trabaja</text:p>
      <text:p text:style-name="P1">c) Limitar el uso de accesorios ergonómicos</text:p>
      <text:p text:style-name="P1">d) Sin importancia en la posición de la pantalla</text:p>
      <text:p text:style-name="P1"><text:a xlink:type="simple" xlink:href="https://www.ergologico.com/dolor-cervical-y-altura-de-la-pantalla/" text:style-name="Internet_20_link" text:visited-style-name="Visited_20_Internet_20_Link">https://www.ergologico.com/dolor-cervical-y-altura-de-la-pantalla/</text:a></text:p>
      <text:p text:style-name="P1"/>
      <text:p text:style-name="P1">¿Cuál es la función principal de un soporte para documentos en un espacio de trabajo de microinformática?</text:p>
      <text:p text:style-name="P1">a) Aumentar la distancia entre los ojos y la pantalla</text:p>
      <text:p text:style-name="P2">b) Facilitar la lectura de documentos sin forzar el cuello</text:p>
      <text:p text:style-name="P1">c) Limitar el espacio en el escritorio</text:p>
      <text:p text:style-name="P1">d) Sin impacto en la organización del espacio</text:p>
      <text:p text:style-name="P4"><text:a xlink:type="simple" xlink:href="https://www.ergologico.com/dolor-cervical-y-altura-de-la-pantalla/" text:style-name="Internet_20_link" text:visited-style-name="Visited_20_Internet_20_Link">https://www.ergologico.com/dolor-cervical-y-altura-de-la-pantalla/</text:a></text:p>
      <text:p text:style-name="P4"/>
      <text:p text:style-name="P1">¿Cómo se puede mejorar la postura al trabajar con un ordenador portátil en un taller de microinformática?</text:p>
      <text:p text:style-name="P1">a) Utilizarlo directamente sobre las piernas</text:p>
      <text:p text:style-name="P2">b) Conectar un teclado y un ratón externo para ajustar la altura</text:p>
      <text:p text:style-name="P1">c) No es necesario realizar ajustes, ya que los portátiles son ergonómicos</text:p>
      <text:p text:style-name="P1">d) Sin importancia en la ergonomía del portátil</text:p>
      <text:p text:style-name="P5"/>
      <text:p text:style-name="P1">¿Qué recomendación es clave para prevenir problemas en la vista al trabajar en un taller de microinformática?</text:p>
      <text:p text:style-name="P1">a) Utilizar gafas de sol mientras se trabaja en la computadora</text:p>
      <text:p text:style-name="P2">b) Ajustar el brillo y contraste del monitor</text:p>
      <text:p text:style-name="P1">c) No realizar pausas visuales durante la jornada laboral</text:p>
      <text:p text:style-name="P1">d) Sin restricciones en el uso de la computadora</text:p>
      <text:p text:style-name="P4"><text:a xlink:type="simple" xlink:href="https://www.unizar.es/actualidad/vernoticia_ng.php?id=75411&amp;idh" text:style-name="Internet_20_link" text:visited-style-name="Visited_20_Internet_20_Link">https://www.unizar.es/actualidad/vernoticia_ng.php?id=75411&amp;idh</text:a>=</text:p>
      <text:p text:style-name="P4"/>
      <text:p text:style-name="P1">¿Cuál es la importancia de tener un espacio de trabajo organizado en un taller de microinformática?</text:p>
      <text:p text:style-name="P2">a) Incrementar la eficiencia en el trabajo</text:p>
      <text:p text:style-name="P1">b) Favorecer la acumulación de objetos en el escritorio</text:p>
      <text:p text:style-name="P1">c) Reducir la necesidad de pausas activas</text:p>
      <text:p text:style-name="P1">d) Sin relación con la productividad laboral</text:p>
      <text:p text:style-name="P1"/>
      <text:p text:style-name="P1">¿Por qué es esencial ajustar la altura de la silla y el escritorio en un taller de microinformática?</text:p>
      <text:p text:style-name="P1">a) Para limitar la movilidad y promover la rigidez</text:p>
      <text:p text:style-name="P1">b) Para favorecer la adopción de posturas estáticas</text:p>
      <text:p text:style-name="P2">c) Para adaptarse a la altura de la persona y prevenir problemas musculoesqueléticos</text:p>
      <text:p text:style-name="P1">d) Sin impacto en la salud laboral</text:p>
      <text:p text:style-name="P1"><text:a xlink:type="simple" xlink:href="https://www.trmuebles.com/blog/consejos-para-ajustar-tu-silla-de-oficina-y-prevenir-problemas-de-salud-129/" text:style-name="Internet_20_link" text:visited-style-name="Visited_20_Internet_20_Link"><text:soft-page-break/>https://www.trmuebles.com/blog/consejos-para-ajustar-tu-silla-de-oficina-y-prevenir-problemas-de-salud-129/</text:a></text:p>
      <text:p text:style-name="P1"/>
      <text:p text:style-name="P1">¿Cuál es la función de un reposapiés en un espacio de trabajo de microinformática?</text:p>
      <text:p text:style-name="P1">a) Reducir la altura de la silla</text:p>
      <text:p text:style-name="P1">b) Favorecer la adopción de posturas incómodas</text:p>
      <text:p text:style-name="P2">c) Proporcionar apoyo a los pies y mejorar la postura</text:p>
      <text:p text:style-name="P1">d) Sin importancia en la ergonomía de la silla</text:p>
      <text:p text:style-name="P1"/>
      <text:p text:style-name="P1">¿Cómo afecta el uso prolongado del ratón sin descansos en un taller de microinformática?</text:p>
      <text:p text:style-name="P1">a) Mejora la salud de la muñeca</text:p>
      <text:p text:style-name="P2">b) Incrementa el riesgo de lesiones por esfuerzo repetitivo</text:p>
      <text:p text:style-name="P1">c) No tiene impacto en la salud laboral</text:p>
      <text:p text:style-name="P1">d) Sin importancia en la utilización del ratón</text:p>
      <text:p text:style-name="P1">https://prevencion.umh.es/files/2011/09/el-raton-y-las-lesiones-por-movimientos-repetitivos.pdf</text:p>
      <text:p text:style-name="P1"/>
      <text:p text:style-name="P1">¿Qué normativa regula las condiciones de almacenamiento de productos químicos en un taller de microinformática?</text:p>
      <text:p text:style-name="P1">a) ISO 9001</text:p>
      <text:p text:style-name="P1">b) ISO 14001</text:p>
      <text:p text:style-name="P2">c) Normativa UNE-EN 14470-1</text:p>
      <text:p text:style-name="P1">d) Normativa EN 61010</text:p>
      <text:p text:style-name="P1">https://baroig.com/armarios-ignifugos-sustancias-inflamables-normativa-une-en-14470-1/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9T17:02:51.457527774</meta:creation-date>
    <dc:date>2024-01-30T09:58:13.744000000</dc:date>
    <meta:editing-duration>PT1H3M41S</meta:editing-duration>
    <meta:editing-cycles>24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100" meta:word-count="812" meta:character-count="5947" meta:non-whitespace-character-count="5235"/>
  </office:meta>
</office:document-meta>
</file>